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6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123"/>
    <style:style style:name="ce6" style:family="table-cell" style:parent-style-name="Default" style:data-style-name="N124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formula="of:=TODAY()" office:value-type="date" office:date-value="2022-06-08" calcext:value-type="date">
            <text:p>06/08/22</text:p>
          </table:table-cell>
        </table:table-row>
        <table:table-row table:style-name="ro1">
          <table:table-cell table:style-name="ce3" table:formula="of:=TODAY()" office:value-type="time" office:time-value="PT1073280H00M00S" calcext:value-type="time">
            <text:p>AM AM</text:p>
          </table:table-cell>
        </table:table-row>
        <table:table-row table:style-name="ro1">
          <table:table-cell table:style-name="ce6" table:formula="of:=TRUE()" office:value-type="boolean" office:boolean-value="true" calcext:value-type="boolean">
            <text:p>-TRUE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boolean-style style:name="N124">
      <number:text>-</number:text>
      <number:boolean/>
      <number:text>-</number:text>
    </number:boolean-style>
    <number:time-style style:name="N123">
      <number:am-pm/>
      <number:text> </number:text>
      <number:am-pm/>
    </number:time-style>
    <number:date-style style:name="N122">
      <number:week-of-year/>
      <number:text> </number:text>
      <number:quarter number:style="long"/>
    </number:date-style>
    <number:number-style style:name="N121">
      <number:text>y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0:59:02.028951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30T17:27:21.844511443</meta:creation-date>
    <dc:date>2022-06-08T00:59:38.218370379</dc:date>
    <meta:editing-duration>PT9M24S</meta:editing-duration>
    <meta:editing-cycles>4</meta:editing-cycles>
    <meta:generator>LibreOffice/7.3.2.2$MacOSX_X86_64 LibreOffice_project/49f2b1bff42cfccbd8f788c8dc32c1c309559be0</meta:generator>
    <meta:document-statistic meta:table-count="1" meta:cell-count="3" meta:object-count="0"/>
  </office:meta>
</office:document-meta>
</file>